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urce Sans Pro" svg:font-family="Source Sans Pro"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style:tab-stops>
          <style:tab-stop style:type="left" style:position="4.0208in"/>
        </style:tab-stops>
      </style:paragraph-properties>
    </style:style>
    <style:style style:name="P3" style:parent-style-name="Normal" style:family="paragraph">
      <style:text-properties fo:background-color="#FFFF00"/>
    </style:style>
    <style:style style:name="T4" style:parent-style-name="DefaultParagraphFont" style:family="text">
      <style:text-properties fo:background-color="#FFFF00"/>
    </style:style>
    <style:style style:name="P5" style:parent-style-name="Normal" style:family="paragraph">
      <style:text-properties fo:background-color="#FFFF00"/>
    </style:style>
    <style:style style:name="T6" style:parent-style-name="DefaultParagraphFont" style:family="text">
      <style:text-properties fo:background-color="#FFFF00"/>
    </style:style>
    <style:style style:name="T7" style:parent-style-name="DefaultParagraphFont" style:family="text">
      <style:text-properties fo:background-color="#FFFF00"/>
    </style:style>
    <style:style style:name="T8" style:parent-style-name="DefaultParagraphFont" style:family="text">
      <style:text-properties style:font-name="Source Sans Pro" fo:color="#222222" fo:font-size="13.5pt" style:font-size-asian="13.5pt" style:font-size-complex="13.5pt" fo:background-color="#FFFFFF"/>
    </style:style>
    <style:style style:name="T9" style:parent-style-name="DefaultParagraphFont" style:family="text">
      <style:text-properties style:font-name="Source Sans Pro" fo:color="#222222" fo:font-size="13.5pt" style:font-size-asian="13.5pt" style:font-size-complex="13.5pt" fo:background-color="#FFFFFF"/>
    </style:style>
    <style:style style:name="T10" style:parent-style-name="DefaultParagraphFont" style:family="text">
      <style:text-properties fo:background-color="#FFFF00"/>
    </style:style>
    <style:style style:name="T11" style:parent-style-name="DefaultParagraphFont" style:family="text">
      <style:text-properties fo:background-color="#FFFF00"/>
    </style:style>
    <style:style style:name="P12" style:parent-style-name="Normal" style:family="paragraph">
      <style:text-properties fo:background-color="#FFFF00"/>
    </style:style>
    <style:style style:name="P13" style:parent-style-name="Normal" style:family="paragraph">
      <style:paragraph-properties>
        <style:tab-stops>
          <style:tab-stop style:type="left" style:position="2.4652in"/>
        </style:tab-stops>
      </style:paragraph-properties>
    </style:style>
    <style:style style:name="T14" style:parent-style-name="DefaultParagraphFont" style:family="text">
      <style:text-properties fo:background-color="#FFFF00"/>
    </style:style>
    <style:style style:name="T15" style:parent-style-name="DefaultParagraphFont" style:family="text">
      <style:text-properties fo:background-color="#FFFF00"/>
    </style:style>
    <style:style style:name="T16" style:parent-style-name="DefaultParagraphFont" style:family="text">
      <style:text-properties fo:background-color="#FFFF00"/>
    </style:style>
    <style:style style:name="P17" style:parent-style-name="Normal" style:family="paragraph">
      <style:text-properties fo:background-color="#FFFF00"/>
    </style:style>
    <style:style style:name="T18" style:parent-style-name="DefaultParagraphFont" style:family="text">
      <style:text-properties fo:background-color="#FFFF00"/>
    </style:style>
    <style:style style:name="T19" style:parent-style-name="DefaultParagraphFont" style:family="text">
      <style:text-properties fo:background-color="#FFFF00"/>
    </style:style>
  </office:automatic-styles>
  <office:body>
    <office:text text:use-soft-page-breaks="true">
      <text:p text:style-name="P1"/>
      <text:p text:style-name="Normal">**********************************************************************************</text:p>
      <text:p text:style-name="Normal">I am Quality Engineer with <text:s/>7 years of experience managing all aspects of the Testing process - from understanding client requirement to testing to<text:s/>Releasing the product and Supporting.</text:p>
      <text:p text:style-name="Normal">I have spent the last 7 years for developing my skills as Quality Engineer for causeway Where i have won performance award in the <text:s/>last year and been promoted</text:p>
      <text:p text:style-name="P2">I like to work with teams and solving customer problems.<text:tab/></text:p>
      <text:p text:style-name="P3"/>
      <text:p text:style-name="Normal"><text:span text:style-name="T4">Roles and responsibilities:</text:span></text:p>
      <text:p text:style-name="Normal">1.Understanding the user story and converting them into test cases</text:p>
      <text:p text:style-name="Normal">2.Once completed will do a peer review within the team (QA + Development team)</text:p>
      <text:p text:style-name="Normal">3.If any comments given, will incorporate those as well and then sent to PO for final review.</text:p>
      <text:p text:style-name="Normal">4.Again ,If any comments given, will incorporate those as well and then ready for testing.</text:p>
      <text:p text:style-name="P5"/>
      <text:p text:style-name="Normal"><text:span text:style-name="T6">Plus</text:span><text:s/></text:p>
      <text:p text:style-name="Normal">1.Transfer Application flow knowledge to the team(QA+Dev), So it helps them in understanding the<text:s/></text:p>
      <text:p text:style-name="Normal">Application for development and QA point of view.</text:p>
      <text:p text:style-name="Normal">2.Providing Test scope(likely to be impacted areas) to QA team(1 QA member )<text:s/></text:p>
      <text:p text:style-name="Normal"><text:span text:style-name="T7">for each story so that we make sure we covered different testing scenarios around the area that may effect due to the code changes.</text:span><text:s/>Finally we will make sure everything works fine.</text:p>
      <text:p text:style-name="Normal">3.Supporing support team, for example like, we do maintain INI file or certain settings in the application, there we have ON and OFF facility using we control few functionalities in application.</text:p>
      <text:p text:style-name="Normal">So in this scenario , I do check in application and give<text:s/>proper solution to the support team.</text:p>
      <text:p text:style-name="Normal">4.I does the Bug triage as well basically to eliminate duplicate Issues(support team and QA team) and If necessary provide more supporting documents to replicate the Issue, attaching recorded videos, which will make Dev team to reproduce the Issue in their environment very easily.</text:p>
      <text:p text:style-name="Normal">“<text:span text:style-name="T8">The goal of Bug Triage is to evaluate, prioritize and assign the resolution of defects. The team needs to validate severities of the defect, make changes as per need, finalize<text:s/></text:span><text:span text:style-name="T9">resolution of the defects, and assign resources. Mainly used in agile project management.”</text:span></text:p>
      <text:p text:style-name="Normal">1. Check if the enough information is provided in the defect by tester in such a way that developer can understand the defect without any problem. If not then triage<text:s/>team can reassign the defect to reporter and ask for the additional information which helps out to understand the defect.</text:p>
      <text:p text:style-name="Normal">2. Check if defect is logged under correct project and module.</text:p>
      <text:p text:style-name="Normal"><text:span text:style-name="T10">5.Closily working with Dev team to resolve issues</text:span><text:s/>like creating test data for them so that using this</text:p>
      <text:soft-page-break/>
      <text:p text:style-name="Normal">they can reproduce the defect, understanding root of the Issues so that its easy for QA team to define Test scope for next regression cycle.</text:p>
      <text:p text:style-name="Normal"/>
      <text:p text:style-name="Normal"/>
      <text:p text:style-name="Normal"><text:span text:style-name="T11">Plus Automation</text:span></text:p>
      <text:p text:style-name="Normal"/>
      <text:p text:style-name="Normal">1.Our approach in automation is like , once we complete the sprint any User stories or defects will taken in next sprint to automate. This is just to make sure our application stable to proceed for automation.</text:p>
      <text:p text:style-name="Normal">2.Each automation script is a Independent one, so anytime individual script should run. So using<text:s/></text:p>
      <text:p text:style-name="Normal">methodology<text:s/>maintainability of script is easy and also track down the issue also very easy.</text:p>
      <text:p text:style-name="Normal">3.In automation, basically we have divided into Two parts one is Ramp up and another one is Ramp down basically in Ramp up, Open the browser opens, login to application, do the<text:s/>actions and then validate .</text:p>
      <text:p text:style-name="Normal">In Rampdown,delete the data or change the data to ready for next run.</text:p>
      <text:p text:style-name="Normal"/>
      <text:p text:style-name="P12">Plus scrum master role</text:p>
      <text:p text:style-name="Normal"/>
      <text:p text:style-name="Normal">I will make sure as a team we have common Objectives to achieve the sprint goal.</text:p>
      <text:p text:style-name="Normal">Also This involves removing any<text:s/>impediments to progress, facilitating meetings,<text:s/></text:p>
      <text:p text:style-name="Normal">and doing things like working with the product owner to make sure the product<text:s/></text:p>
      <text:p text:style-name="Normal">backlog is in good shape and ready for the next sprint.</text:p>
      <text:p text:style-name="Normal"/>
      <text:p text:style-name="Normal">The Scrum Master’s main responsibility is to identify, track and help remove impediments</text:p>
      <text:p text:style-name="Normal">1) Make a note of impediments from above discussions</text:p>
      <text:p text:style-name="Normal">2) Be able to explain what an impediment is – from the team members</text:p>
      <text:p text:style-name="Normal">3) Understand who is responsible for removing impediments – Scrum master will identify whom to talk with to remove the impediment</text:p>
      <text:p text:style-name="Normal"/>
      <text:p text:style-name="Normal"/>
      <text:p text:style-name="Normal"/>
      <text:p text:style-name="Normal"/>
      <text:p text:style-name="Normal"/>
      <text:p text:style-name="Normal"/>
      <text:soft-page-break/>
      <text:p text:style-name="P13"><text:span text:style-name="T14">Automation Advantages:</text:span></text:p>
      <text:p text:style-name="Normal"/>
      <text:p text:style-name="Normal">1.In a constantly changing code base, you have the ability to automatically execute the tests on each commit. You won’t have to continuously carry out manual steps by setting up the environment or remember the<text:s/>steps to execute each test. Everything is done automatically.</text:p>
      <text:p text:style-name="Normal">2.Once the setup is in place, automated tests can be repeatedly run, reducing the time to run repetitive manual tests from weeks to hours</text:p>
      <text:p text:style-name="Normal">3.Every commit to the code base is to be tested automatically and the results reported back to the developers. The developers prioritize fixing any of the tests that have broken the build ensuring that the mainline code is always working as expected.</text:p>
      <text:p text:style-name="Normal">4.Agile methodologies recommend short cycles of feature development, called Sprints, that usually run for 2-3 weeks. These short Sprints are repeated within a bigger release lifecycle.</text:p>
      <text:p text:style-name="Normal"/>
      <text:p text:style-name="Normal">This calls for a new way to organize the test efforts and demands greater efficiency.</text:p>
      <text:p text:style-name="Normal"/>
      <text:p text:style-name="Normal">Each Sprint is focused on the development of<text:s/>a small set of features but must deliver a functional system at its end, including all the features from the previous Sprints.</text:p>
      <text:p text:style-name="Normal"/>
      <text:p text:style-name="Normal"><text:span text:style-name="T15">5.Overall, automated testing is a faster way to get feedback on failures than manual testing, in line with the principles of “F</text:span><text:span text:style-name="T16">ail fast, Fail early.” It helps to ensure quality in a way manual testing never will be able to.</text:span></text:p>
      <text:p text:style-name="Normal"/>
      <text:p text:style-name="Normal">6.developers are encouraged to continually merge their code into the main source code repository.</text:p>
      <text:p text:style-name="Normal"/>
      <text:p text:style-name="Normal">7.Each of these ‘merges’ or ‘commits’ into the repository is usually followed by a series of automated tasks: the compilation of code, execution of unit tests and integration tests, static code quality analysis to determine whether the code quality has degraded, etc.</text:p>
      <text:p text:style-name="Normal"/>
      <text:p text:style-name="Normal">These automated tasks help to verify the sanity of the new code and identify any breakages caused by the new code, i.e. whether any integration issues have occurred. Most importantly, the developers receive this feedback quickly and early.</text:p>
      <text:p text:style-name="Normal"/>
      <text:p text:style-name="Normal">8.In an environment that encourages early feedback loops and<text:s/>continuous delivery of working software, CI enables developers to frequently commit changes with confidence by automating the quality assurance and build processes</text:p>
      <text:p text:style-name="Normal"/>
      <text:p text:style-name="Normal">9.Each check-in to the repository is verified for integration issues and an acceptable level of quality by the CI infrastructure.</text:p>
      <text:p text:style-name="Normal"/>
      <text:p text:style-name="P17">Agile main three principles:</text:p>
      <text:p text:style-name="Normal">4.Agile methodologies recommend short cycles of feature development, called Sprints, that usually run for 2-3 weeks. These short Sprints are repeated within a bigger release lifecycle.</text:p>
      <text:p text:style-name="Normal">This calls for a new way to organize the test efforts and demands greater efficiency.</text:p>
      <text:p text:style-name="Normal"><text:s text:c="4"/>Customer satisfaction by early and continuous delivery of valuable software.</text:p>
      <text:p text:style-name="Normal"><text:s text:c="4"/>Working software is delivered frequently (weeks rather than months).</text:p>
      <text:p text:style-name="Normal"><text:s text:c="4"/>Working software is the principal measure of progress</text:p>
      <text:p text:style-name="Normal"><text:s text:c="4"/>CI processes and tools are utilized to achieve part of these objectives</text:p>
      <text:p text:style-name="Normal"/>
      <text:p text:style-name="Normal"><text:s text:c="2"/><text:span text:style-name="T18">Automated Build and Verification</text:span></text:p>
      <text:p text:style-name="Normal"/>
      <text:p text:style-name="Normal">When each change is committed to the main branch, no matter how small those changes are, an automated build process compiles the code and executes the unit and integration tests.</text:p>
      <text:p text:style-name="Normal"/>
      <text:p text:style-name="Normal">This step verifies that the new code has not broken any of the previously working code.</text:p>
      <text:p text:style-name="Normal"/>
      <text:p text:style-name="Normal"/>
      <text:p text:style-name="Normal"><text:span text:style-name="T19">CI Advantages</text:span></text:p>
      <text:p text:style-name="Normal"/>
      <text:p text:style-name="Normal">There are many advantages to introducing CI. These mainly have to do with quick feedback (either positive or negative) on code changes and code quality.</text:p>
      <text:p text:style-name="Normal"><text:s text:c="4"/>Automated steps to verify code changes. Usually, these steps are also manually executable using only one command in the developer’s local machine!</text:p>
      <text:p text:style-name="Normal"><text:s text:c="4"/>Early detection of<text:s/>defects.</text:p>
      <text:p text:style-name="Normal"><text:s text:c="4"/>Early detection of integration issues with other code and components.</text:p>
      <text:p text:style-name="Normal"><text:s text:c="4"/>Ability to test code automatically.</text:p>
      <text:p text:style-name="Normal"><text:s text:c="4"/>The customers are happy because of improved code quality.</text:p>
      <text:p text:style-name="Normal"><text:s text:c="4"/>Provisions the team to develop a piece of software in small bits,<text:s/>verifying that each bit is fully functional and devoid of errors.</text:p>
      <text:p text:style-name="Normal"><text:s text:c="4"/>Ability to introduce code quality measurements and code quality gates on each commit and also on the overall code.</text:p>
      <text:p text:style-name="Normal"><text:s text:c="4"/>Reduce time to market for developing complex software.</text:p>
      <text:soft-page-break/>
      <text:p text:style-name="Normal"><text:s text:c="4"/>Reduce code merge conflicts and unexpected behavior caused by a big-bang approach to software development i.e. where everything is merged into the mainline code in large chunks, usually at the end of a project life cycle</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urce Sans Pro" svg:font-family="Source Sans Pro"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yam Emmadi</meta:initial-creator>
    <dc:creator>Shyam Emmadi</dc:creator>
    <meta:creation-date>2019-04-29T09:58:00Z</meta:creation-date>
    <dc:date>2019-05-30T09:17:00Z</dc:date>
    <meta:template xlink:href="Normal" xlink:type="simple"/>
    <meta:editing-cycles>61</meta:editing-cycles>
    <meta:editing-duration>PT9240S</meta:editing-duration>
    <meta:document-statistic meta:page-count="5" meta:paragraph-count="16" meta:word-count="1245" meta:character-count="8327" meta:row-count="59" meta:non-whitespace-character-count="7098"/>
  </office:meta>
</office:document-meta>
</file>